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48.00pt" fo:font-weight="normal" style:text-underline-mode="continuous" style:text-underline-type="single" style:text-underline-style="solid" style:text-underline-width="normal" fo:font-family="Georgia" style:font-family-asian="Georgia" style:font-family-complex="Georgia" fo:background-color="transparent" style:use-window-font-color="true"/>
    </style:style>
    <style:style style:name="T2" style:family="text">
      <style:text-properties fo:font-size="48.00pt" fo:font-weight="normal" style:text-underline-mode="continuous" style:text-underline-type="single" style:text-underline-style="solid" style:text-underline-width="normal" fo:font-family="Georgia" style:font-family-asian="Georgia" style:font-family-complex="Georgia" fo:background-color="transparent" style:use-window-font-color="true"/>
    </style:style>
    <style:style style:name="T3" style:family="text">
      <style:text-properties fo:font-size="36.00pt" fo:font-weight="normal" style:text-underline-mode="continuous" style:text-underline-type="single" style:text-underline-style="solid" style:text-underline-width="normal" fo:font-family="Georgia" style:font-family-asian="Georgia" style:font-family-complex="Georgia" fo:background-color="transparent" style:use-window-font-color="true"/>
    </style:style>
    <style:style style:name="T4" style:family="text">
      <style:text-properties fo:font-size="20.00pt" fo:font-weight="bold" style:text-underline-mode="continuous" style:text-underline-type="single" style:text-underline-style="solid" style:text-underline-width="normal" fo:font-family="'Arial Black'" style:font-family-asian="'Arial Black'" style:font-family-complex="'Arial Black'" fo:background-color="transparent" style:use-window-font-color="true"/>
    </style:style>
    <style:style style:name="T5" style:family="text">
      <style:text-properties fo:font-size="2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8.00pt" fo:font-weight="bold" style:text-underline-mode="continuous" style:text-underline-type="single" style:text-underline-style="solid" style:text-underline-width="normal" fo:font-family="'Arial Black'" style:font-family-asian="'Arial Black'" style:font-family-complex="'Arial Black'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8.00pt" fo:font-weight="bold" style:text-underline-mode="continuous" style:text-underline-type="single" style:text-underline-style="solid" style:text-underline-width="normal" fo:font-family="'Arial Black'" style:font-family-asian="'Arial Black'" style:font-family-complex="'Arial Black'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8.00pt" fo:font-weight="bold" style:text-underline-mode="continuous" style:text-underline-type="single" style:text-underline-style="solid" style:text-underline-width="normal" fo:font-family="'Arial Black'" style:font-family-asian="'Arial Black'" style:font-family-complex="'Arial Black'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8.00pt" fo:font-weight="bold" style:text-underline-mode="continuous" style:text-underline-type="single" style:text-underline-style="solid" style:text-underline-width="normal" fo:font-family="'Arial Black'" style:font-family-asian="'Arial Black'" style:font-family-complex="'Arial Black'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8.00pt" fo:font-weight="bold" style:text-underline-mode="continuous" style:text-underline-type="single" style:text-underline-style="solid" style:text-underline-width="normal" fo:font-family="'Arial Black'" style:font-family-asian="'Arial Black'" style:font-family-complex="'Arial Black'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8.00pt" fo:font-weight="bold" style:text-underline-mode="continuous" style:text-underline-type="single" style:text-underline-style="solid" style:text-underline-width="normal" fo:font-family="'Arial Black'" style:font-family-asian="'Arial Black'" style:font-family-complex="'Arial Black'" fo:background-color="transparent" style:use-window-font-color="true"/>
    </style:style>
    <style:style style:name="T26" style:family="text">
      <style:text-properties fo:font-size="18.00pt" fo:font-weight="bold" style:text-underline-mode="continuous" style:text-underline-type="single" style:text-underline-style="solid" style:text-underline-width="normal" fo:font-family="'Arial Black'" style:font-family-asian="'Arial Black'" style:font-family-complex="'Arial Black'" fo:background-color="transparent" style:use-window-font-color="true"/>
    </style:style>
    <style:style style:name="T27" style:family="text">
      <style:text-properties fo:font-size="18.00pt" fo:font-weight="bold" style:text-underline-mode="continuous" style:text-underline-type="single" style:text-underline-style="solid" style:text-underline-width="normal" fo:font-family="'Arial Black'" style:font-family-asian="'Arial Black'" style:font-family-complex="'Arial Black'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8.00pt" fo:font-weight="bold" style:text-underline-mode="continuous" style:text-underline-type="single" style:text-underline-style="solid" style:text-underline-width="normal" fo:font-family="'Arial Black'" style:font-family-asian="'Arial Black'" style:font-family-complex="'Arial Black'" fo:background-color="transparent" style:use-window-font-color="true"/>
    </style:style>
    <style:style style:name="T36" style:family="text">
      <style:text-properties fo:font-size="18.00pt" fo:font-weight="bold" style:text-underline-mode="continuous" style:text-underline-type="single" style:text-underline-style="solid" style:text-underline-width="normal" fo:font-family="'Arial Black'" style:font-family-asian="'Arial Black'" style:font-family-complex="'Arial Black'" fo:background-color="transparent" style:use-window-font-color="true"/>
    </style:style>
    <style:style style:name="T37" style:family="text">
      <style:text-properties fo:font-size="18.00pt" fo:font-weight="bold" style:text-underline-mode="continuous" style:text-underline-type="single" style:text-underline-style="solid" style:text-underline-width="normal" fo:font-family="'Arial Black'" style:font-family-asian="'Arial Black'" style:font-family-complex="'Arial Black'" fo:background-color="transparent" style:use-window-font-color="true"/>
    </style:style>
    <style:style style:name="T38" style:family="text">
      <style:text-properties fo:font-size="18.00pt" fo:font-weight="bold" style:text-underline-mode="continuous" style:text-underline-type="single" style:text-underline-style="solid" style:text-underline-width="normal" fo:font-family="'Arial Black'" style:font-family-asian="'Arial Black'" style:font-family-complex="'Arial Black'" fo:background-color="transparent" style:use-window-font-color="true"/>
    </style:style>
    <style:style style:name="T39" style:family="text">
      <style:text-properties fo:font-size="18.00pt" fo:font-weight="bold" style:text-underline-mode="continuous" style:text-underline-type="single" style:text-underline-style="solid" style:text-underline-width="normal" fo:font-family="'Arial Black'" style:font-family-asian="'Arial Black'" style:font-family-complex="'Arial Black'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center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left="36.00pt" fo:text-indent="0.00pt" fo:margin-bottom="10.00pt"/>
    </style:style>
    <style:style style:name="P6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urriculum Vit</text:span><text:span text:style-name="T2">æ</text:span><text:span text:style-name="T3"/></text:p>
      <text:p text:style-name="P1"><text:span text:style-name="T4">Adja Alimatou Cissé</text:span><text:span text:style-name="T5"/></text:p>
      <text:p text:style-name="P2"><text:span text:style-name="T6"><text:s text:c="50"/>24/09/2006 - 16 ans<text:line-break/><text:s text:c="53"/>Nord Foire<text:line-break/><text:s text:c="31"/>77 390 25 82/alimatou.cisse2406@gmail.com</text:span></text:p>
      <text:p text:style-name="P2"><text:span text:style-name="T6"><text:s text:c="50"/></text:span><text:span text:style-name="T7">Formation</text:span><text:span text:style-name="T8"><text:line-break/> Novembre 2022-Mai 2023 :<text:s/></text:span><text:span text:style-name="T9"><text:line-break/></text:span><text:span text:style-name="T10">Formation au Codage et aux TICs organisée par WIA et Atos<text:line-break/> 2022 - 2023 : Seconde - L :<text:line-break/>Lycée D'Excellence Mariama Ba (Gorée - Rue Malavois)<text:line-break/>Juillet 2022 : BFEM<text:line-break/>Lycée D'Excellence Mariama Ba (Gorée - Rue Malavois)<text:line-break/>Juin 2018 : CFEE<text:line-break/>Ecole Privée Presentation de Marie(Dakar-Route de l'aeroport)</text:span></text:p>
      <text:p text:style-name="P2"><text:span text:style-name="T10"/></text:p>
      <text:p text:style-name="P2"><text:span text:style-name="T10"><text:s text:c="48"/></text:span><text:span text:style-name="T11">Compétences</text:span><text:span text:style-name="T12"/></text:p>
      <text:p text:style-name="P2"><text:span text:style-name="T13">Informatique:<text:s/></text:span><text:span text:style-name="T14">maitrise des logiciels Word , et Powerpoint,Internet,Base en python et HTML.<text:line-break/></text:span><text:span text:style-name="T15">Linguistique:<text:s/></text:span><text:span text:style-name="T16">Français,Anglais,Base en Espagnol,Wolof,Latin</text:span></text:p>
      <text:p text:style-name="P2"><text:span text:style-name="T16"><text:s text:c="38"/></text:span><text:span text:style-name="T17">Experience Professionnelle</text:span><text:span text:style-name="T18"><text:s/>Octobre 2022-Juillet 2023 :</text:span></text:p>
      <text:p text:style-name="P2"><text:span text:style-name="T18">Ministre de la vie interne et de l'Organisaton de l'école:<text:line-break/><text:s text:c="13"/></text:span><text:span text:style-name="T19">tâches :<text:s/></text:span><text:span text:style-name="T20">- Passer des commandes pour les eleves<text:line-break/><text:s text:c="26"/>- lien entre l'administration et les eleves <text:line-break/><text:s text:c="26"/>- Chargée de l'organisation des activitées à l'internes<text:line-break/><text:s text:c="26"/>- Organisation d'évenements festifs</text:span><text:span text:style-name="T21"/></text:p>
      <text:p text:style-name="P2"><text:span text:style-name="T22"><text:s text:c="3"/>Responsable de classe:<text:line-break/><text:s text:c="14"/></text:span><text:span text:style-name="T23">tâches :<text:s text:c="3"/></text:span><text:span text:style-name="T24">- Remplissage journalier du cahier de texte <text:line-break/><text:s text:c="30"/>- Nettoyage de tableau<text:line-break/><text:s text:c="26"/><text:tab/><text:s text:c="4"/>- Chercher de la craie<text:line-break/><text:s text:c="30"/>- Lien entre l'administration , les éleves et les professeurs<text:s text:c="3"/><text:line-break/>Membre du staff du club de lettres classiques et d'Espagnol</text:span></text:p>
      <text:p text:style-name="P3"><text:span text:style-name="T25">Activit</text:span><text:span text:style-name="T26">é</text:span><text:span text:style-name="T27">s scolaires et extra-scolaire</text:span></text:p>
      <text:list text:style-name="L4">
        <text:list-item>
          <text:p text:style-name="P4"><text:span text:style-name="T28">Formation en bibliothéconomie et<text:s text:c="2"/>en art oratoire</text:span></text:p>
        </text:list-item>
        <text:list-item>
          <text:p text:style-name="P4"><text:span text:style-name="T28">Activités de theatre et développement personnel</text:span></text:p>
        </text:list-item>
        <text:list-item>
          <text:p text:style-name="P4"><text:span text:style-name="T28">Bases en commerce </text:span></text:p>
        </text:list-item>
        <text:list-item>
          <text:p text:style-name="P4"><text:span text:style-name="T28">Dons pour des associations</text:span></text:p>
        </text:list-item>
        <text:list-item>
          <text:p text:style-name="P4"><text:span text:style-name="T28">Organisation d'événements festifs et culturels</text:span></text:p>
        </text:list-item>
        <text:list-item>
          <text:p text:style-name="P4"><text:span text:style-name="T28">Voyqges dans certaines r</text:span><text:span text:style-name="T29">é</text:span><text:span text:style-name="T30">gions du S</text:span><text:span text:style-name="T31">é</text:span><text:span text:style-name="T32">n</text:span><text:span text:style-name="T33">é</text:span><text:span text:style-name="T34">gal <text:line-break/><text:s text:c="3"/></text:span><text:span text:style-name="T35">Centres d'int</text:span><text:span text:style-name="T36">é</text:span><text:span text:style-name="T37">r</text:span><text:span text:style-name="T38">ê</text:span><text:span text:style-name="T39">ts </text:span></text:p>
        </text:list-item>
        <text:list-item>
          <text:p text:style-name="P5"><text:span text:style-name="T40">Lecture</text:span></text:p>
        </text:list-item>
        <text:list-item>
          <text:p text:style-name="P5"><text:span text:style-name="T40">Cinéma<text:line-break/></text:span></text:p>
        </text:list-item>
      </text:list>
      <text:p text:style-name="P6"><text:span text:style-name="T40"><text:s text:c="81"/><text:line-break/></text:span></text:p>
      <text:p text:style-name="P6"><text:span text:style-name="T41"/></text:p>
      <text:p text:style-name="P6"><text:span text:style-name="T42"><text:s text:c="64"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